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MP0">
      <style:paragraph-properties style:page-number="auto" fo:break-before="page"/>
    </style:style>
    <style:style style:name="P2" style:family="paragraph" style:parent-style-name="Standard">
      <style:text-properties officeooo:paragraph-rsid="0005813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8130" style:font-weight-asian="bold" style:font-weight-complex="bold"/>
    </style:style>
    <style:style style:name="T3" style:family="text">
      <style:text-properties officeooo:rsid="000581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rçamento</text:p>
      <text:p text:style-name="Standard"/>
      <text:p text:style-name="Standard">Tela de avaliação de serviços usuário – 7 Pfs</text:p>
      <text:p text:style-name="Standard">Tela de avaliação de serviços empresa – 7 Pfs</text:p>
      <text:p text:style-name="Standard">2 telas – 10 Pfs</text:p>
      <text:p text:style-name="Standard"/>
      <text:p text:style-name="Standard">Total de Pfs = 24</text:p>
      <text:p text:style-name="Standard"/>
      <text:p text:style-name="Standard">Salário de Desenvolvedor Flutter //<text:tab/>~ R$ 4.000,00</text:p>
      <text:p text:style-name="Standard"/>
      <text:p text:style-name="Standard">4000/1<text:span text:style-name="T3">6</text:span>0 = 2<text:span text:style-name="T3">5,00 / h</text:span></text:p>
      <text:p text:style-name="P2"><text:span text:style-name="T3">~ 1-2 PF/h</text:span></text:p>
      <text:p text:style-name="Standard"/>
      <text:p text:style-name="Standard">1 PF <text:tab/>-<text:tab/><text:span text:style-name="T3">25</text:span></text:p>
      <text:p text:style-name="Standard">24 PF<text:tab/>-<text:tab/>X</text:p>
      <text:p text:style-name="Standard">X = <text:span text:style-name="T3">600</text:span>,00</text:p>
      <text:p text:style-name="Standard">+ 20% <text:span text:style-name="T3">700</text:span>,<text:span text:style-name="T3">0</text:span>0</text:p>
      <text:p text:style-name="Standard">+ custo variável de 500</text:p>
      <text:p text:style-name="Standard"><text:span text:style-name="T3">1.220</text:span>,<text:span text:style-name="T3">0</text:span>0</text:p>
      <text:p text:style-name="Standard"/>
      <text:p text:style-name="Standard"><text:span text:style-name="Fonte_20_parág._20_padrão"><text:span text:style-name="T1">Total de R$ </text:span></text:span><text:span text:style-name="Fonte_20_parág._20_padrão"><text:span text:style-name="T2">1.220</text:span></text:span><text:span text:style-name="Fonte_20_parág._20_padrão"><text:span text:style-name="T1">,</text:span></text:span><text:span text:style-name="Fonte_20_parág._20_padrão"><text:span text:style-name="T2">0</text:span></text:span><text:span text:style-name="Fonte_20_parág._20_padrão"><text:span text:style-name="T1">0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Fonte_20_parág._20_padrão" style:display-name="Fonte parág. padrão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Linux_X86_64 LibreOffice_project/30$Build-1</meta:generator>
    <meta:creation-date>2019-12-08T13:43:00Z</meta:creation-date>
    <dc:date>2019-12-11T09:38:22.340801237</dc:date>
    <meta:editing-cycles>3</meta:editing-cycles>
    <meta:editing-duration>PT11M39S</meta:editing-duration>
    <meta:document-statistic meta:table-count="0" meta:image-count="0" meta:object-count="0" meta:page-count="1" meta:paragraph-count="15" meta:word-count="66" meta:character-count="303" meta:non-whitespace-character-count="248"/>
    <meta:template xlink:type="simple" xlink:actuate="onRequest" xlink:title="" xlink:href="Normal.dotm"/>
  </office:meta>
</office:document-meta>
</file>